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.2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9.6cm" svg:height="4.6cm" svg:x="1.4cm" svg:y="1.6cm">
          <text:p text:style-name="P1"><text:span text:style-name="T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4cm" svg:height="4.136cm" svg:x="2cm" svg:y="1.85cm">
          <draw:text-box>
            <text:p text:style-name="P1"><text:span text:style-name="T2">Configurar el altímetro</text:span></text:p>
            <text:p text:style-name="P2"><text:span text:style-name="T1">I2CWriteByte(0x60,0x26,0xB9)</text:span></text:p>
            <text:p text:style-name="P3"><text:span text:style-name="T1">Se le indicara al modulo que se <text:s/></text:span></text:p>
            <text:p text:style-name="P3"><text:span text:style-name="T1">tomaran mediciones a una tasa de sobremuestreo de 128 Hz con mediciones periódicas de 1 segundo</text:span></text:p>
          </draw:text-box>
        </draw:frame>
        <draw:custom-shape draw:style-name="gr1" draw:text-style-name="P2" draw:layer="layout" svg:width="9.6cm" svg:height="5.2cm" svg:x="1.4cm" svg:y="7.2cm">
          <text:p text:style-name="P1"><text:span text:style-name="T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4cm" svg:height="4.691cm" svg:x="2cm" svg:y="7.4cm">
          <draw:text-box>
            <text:p text:style-name="P1"><text:span text:style-name="T2">Habilitar las banderas de datos</text:span></text:p>
            <text:p text:style-name="P2"><text:span text:style-name="T1">I2CWriteByte(0x60,0x13,0x07)</text:span></text:p>
            <text:p text:style-name="P3"><text:span text:style-name="T1">Al hacer esta configuración el registro de estatus 0x00 solo se habilitara reflejando la disponibilidad de una nueva medición solo cuando halla cambiado el estado de la misma</text:span></text:p>
          </draw:text-box>
        </draw:frame>
        <draw:custom-shape draw:style-name="gr1" draw:text-style-name="P2" draw:layer="layout" svg:width="9.6cm" svg:height="5.2cm" svg:x="1.5cm" svg:y="13.1cm">
          <text:p text:style-name="P1"><text:span text:style-name="T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4cm" svg:height="4.691cm" svg:x="2.1cm" svg:y="13.3cm">
          <draw:text-box>
            <text:p text:style-name="P1"><text:span text:style-name="T2">Active altitude</text:span></text:p>
            <text:p text:style-name="P2"><text:span text:style-name="T1">I2CWriteByte(0x60,0x13,0x07)</text:span></text:p>
            <text:p text:style-name="P3"><text:span text:style-name="T1">Al hacer esta configuración el registro de estatus 0x00 solo se habilitara reflejando la disponibilidad de una nueva medición solo cuando halla cambiado el estado de la misma</text:span></text:p>
          </draw:text-box>
        </draw:frame>
        <draw:custom-shape draw:style-name="gr1" draw:text-style-name="P2" draw:layer="layout" svg:width="9.6cm" svg:height="5.2cm" svg:x="12.3cm" svg:y="13.1cm">
          <text:p text:style-name="P1"><text:span text:style-name="T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4cm" svg:height="4.691cm" svg:x="12.9cm" svg:y="13.3cm">
          <draw:text-box>
            <text:p text:style-name="P1"><text:span text:style-name="T2">Active barometer</text:span></text:p>
            <text:p text:style-name="P2"><text:span text:style-name="T1">I2CWriteByte(0x60,0x13,0x07)</text:span></text:p>
            <text:p text:style-name="P3"><text:span text:style-name="T1">Al hacer esta configuración el registro de estatus 0x00 solo se habilitara reflejando la disponibilidad de una nueva medición solo cuando halla cambiado el estado de la mis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6:11:30.295873933</meta:creation-date>
    <dc:date>2016-11-14T17:45:39.920905703</dc:date>
    <meta:editing-duration>PT1M28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